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cac8e" officeooo:paragraph-rsid="000cac8e"/>
    </style:style>
    <style:style style:name="P2" style:family="paragraph" style:parent-style-name="Text_20_body">
      <style:text-properties officeooo:rsid="00111dbe" officeooo:paragraph-rsid="00111dbe"/>
    </style:style>
    <style:style style:name="P3" style:family="paragraph" style:parent-style-name="Text_20_body">
      <style:text-properties officeooo:rsid="00116d20" officeooo:paragraph-rsid="00116d20"/>
    </style:style>
    <style:style style:name="P4" style:family="paragraph" style:parent-style-name="Text_20_body">
      <style:text-properties officeooo:rsid="00126388" officeooo:paragraph-rsid="00126388"/>
    </style:style>
    <style:style style:name="P5" style:family="paragraph" style:parent-style-name="Text_20_body">
      <style:text-properties officeooo:rsid="001456dd" officeooo:paragraph-rsid="001456dd"/>
    </style:style>
    <style:style style:name="P6" style:family="paragraph" style:parent-style-name="Title">
      <style:text-properties officeooo:rsid="000c936b" officeooo:paragraph-rsid="000c936b"/>
    </style:style>
    <style:style style:name="P7" style:family="paragraph" style:parent-style-name="Text_20_body">
      <style:text-properties style:font-name="Liberation Serif" officeooo:rsid="000dff4b" officeooo:paragraph-rsid="000dff4b" fo:background-color="transparent"/>
    </style:style>
    <style:style style:name="P8" style:family="paragraph" style:parent-style-name="Text_20_body">
      <style:text-properties style:font-name="Liberation Serif" officeooo:rsid="000fa634" officeooo:paragraph-rsid="000fa634" fo:background-color="transparent"/>
    </style:style>
    <style:style style:name="P9" style:family="paragraph" style:parent-style-name="Heading_20_1">
      <style:text-properties officeooo:rsid="00111dbe" officeooo:paragraph-rsid="00111dbe"/>
    </style:style>
    <style:style style:name="P10" style:family="paragraph" style:parent-style-name="Heading_20_2">
      <style:text-properties officeooo:rsid="00111dbe" officeooo:paragraph-rsid="00111dbe"/>
    </style:style>
    <style:style style:name="P11" style:family="paragraph" style:parent-style-name="Heading_20_2">
      <style:text-properties officeooo:rsid="001456dd" officeooo:paragraph-rsid="001456dd"/>
    </style:style>
    <style:style style:name="T1" style:family="text">
      <style:text-properties style:font-name="Lucida Console" fo:background-color="#cccccc" loext:char-shading-value="0"/>
    </style:style>
    <style:style style:name="T2" style:family="text">
      <style:text-properties style:font-name="Liberation Serif" fo:background-color="transparent" loext:char-shading-value="0"/>
    </style:style>
    <style:style style:name="T3" style:family="text">
      <style:text-properties style:font-name="Liberation Serif" officeooo:rsid="000dff4b" fo:background-color="transparent" loext:char-shading-value="0"/>
    </style:style>
    <style:style style:name="T4" style:family="text">
      <style:text-properties officeooo:rsid="00114136"/>
    </style:style>
    <style:style style:name="T5" style:family="text">
      <style:text-properties officeooo:rsid="001645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port</text:p>
      <text:h text:style-name="P9" text:outline-level="1">Introduced vulnerabilites</text:h>
      <text:h text:style-name="P10" text:outline-level="2">A1 – SQL Injection</text:h>
      <text:p text:style-name="P2">We use a MySQL database to handle the connections. In the vulnerable version we just append the user’s input onto the SQL request, so we are vulnerable to SQL injections.</text:p>
      <text:h text:style-name="P10" text:outline-level="2">A<text:span text:style-name="T4">3</text:span> – Sensitive Data Exposure</text:h>
      <text:p text:style-name="P2">Alice’s secret is not encrypted.</text:p>
      <text:h text:style-name="Heading_20_2" text:outline-level="2">A7 – XSS</text:h>
      <text:p text:style-name="P3">We have a guestbook that allows anybody to put messages. We do not do any sanitization, so an attacker can inject javascript. <text:span text:style-name="T5">In order to prevent this attack, we encode html characters.</text:span></text:p>
      <text:h text:style-name="Heading_20_2" text:outline-level="2">A10 – Insufficient logging monitoring</text:h>
      <text:p text:style-name="P4">We do not have any monitoring.</text:p>
      <text:h text:style-name="P11" text:outline-level="2">CSRF</text:h>
      <text:p text:style-name="P5">The identity of the user is done only via cookies, which mean we are vulnerable to CSRF attacks.</text:p>
      <text:h text:style-name="Heading_20_1" text:outline-level="1">Path to Alice’s secret</text:h>
      <text:p text:style-name="P1">1) go to the main page : index.html</text:p>
      <text:p text:style-name="P1">2) input <text:span text:style-name="T1">Bob’ ‑‑</text:span><text:span text:style-name="T2"> </text:span><text:span text:style-name="T3">in the username field, and anything in the password field (but there has to be something).</text:span></text:p>
      <text:p text:style-name="P7">3) we arrive at authentication.php that displays Bob’s password.</text:p>
      <text:p text:style-name="P7">4) with Bob’s password, we login normally to Bob’s account on index.html.</text:p>
      <text:p text:style-name="P7">5) go to welcome.php.</text:p>
      <text:p text:style-name="P8">6) go to the guest book.</text:p>
      <text:p text:style-name="P8">7) enter the message written in csrfMessageToAttack.txt, which is an XSS attack that will trigger an CSRF attack when anybody goes to the guestbook.</text:p>
      <text:p text:style-name="P8">8) now we login to Alice’s account to simulate Alice’s connection on her own volition.</text:p>
      <text:p text:style-name="P8">9) go to the guestbook as Alice, that triggers the script.</text:p>
      <text:p text:style-name="P8">10) the attacker can go the the URL he got to get Alice’s secr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8:55:46.118736427</meta:creation-date>
    <meta:generator>LibreOffice/5.1.6.2$Linux_X86_64 LibreOffice_project/10m0$Build-2</meta:generator>
    <dc:date>2018-10-21T10:13:55.537665997</dc:date>
    <meta:editing-duration>PT31M12S</meta:editing-duration>
    <meta:editing-cycles>9</meta:editing-cycles>
    <meta:document-statistic meta:table-count="0" meta:image-count="0" meta:object-count="0" meta:page-count="1" meta:paragraph-count="23" meta:word-count="235" meta:character-count="1342" meta:non-whitespace-character-count="1126"/>
  </office:meta>
</office:document-meta>
</file>